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1.052cm" fo:min-width="5.911cm" loext:decorative="false"/>
    </style:style>
    <style:style style:name="gr2" style:family="graphic" style:parent-style-name="standard">
      <style:graphic-properties draw:stroke="none" draw:fill-color="#ffbf00" draw:textarea-horizontal-align="justify" draw:textarea-vertical-align="middle" draw:auto-grow-height="false" fo:min-height="3.877cm" fo:min-width="14.74cm" loext:decorative="false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1.338cm" fo:min-width="5.911cm" loext:decorative="false"/>
    </style:style>
    <style:style style:name="gr4" style:family="graphic" style:parent-style-name="standard">
      <style:graphic-properties draw:stroke="none" draw:fill-color="#729fcf" draw:textarea-horizontal-align="justify" draw:textarea-vertical-align="middle" draw:auto-grow-height="false" fo:min-height="1.338cm" fo:min-width="5.95cm" loext:decorative="false"/>
    </style:style>
    <style:style style:name="gr5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53cm" svg:stroke-color="#000000" draw:marker-start="Arrowheads_20_1" draw:marker-start-width="0.379cm" draw:marker-end="Arrowheads_20_2" draw:marker-end-width="0.379cm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12" style:family="graphic" style:parent-style-name="standard">
      <style:graphic-properties draw:stroke="none" draw:fill-color="#afd095" draw:textarea-horizontal-align="justify" draw:textarea-vertical-align="middle" draw:auto-grow-height="false" fo:min-height="3.877cm" fo:min-width="14.74cm" loext:decorative="false"/>
    </style:style>
    <style:style style:name="gr13" style:family="graphic" style:parent-style-name="standard">
      <style:graphic-properties svg:stroke-width="0.035cm" svg:stroke-color="#000000" draw:marker-start="Arrowheads_20_4" draw:marker-start-width="0.352cm" draw:marker-end="Arrowheads_20_4" draw:marker-end-width="0.352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Dash_20__28_Rounded_29_"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25" style:family="graphic" style:parent-style-name="standard">
      <style:graphic-properties draw:stroke="none" draw:fill-color="#ffbf00" draw:opacity="45%" draw:textarea-horizontal-align="justify" draw:textarea-vertical-align="middle" draw:auto-grow-height="false" fo:min-height="1.052cm" fo:min-width="5.911cm" loext:decorative="false"/>
    </style:style>
    <style:style style:name="gr26" style:family="graphic" style:parent-style-name="standard">
      <style:graphic-properties draw:stroke="none" svg:stroke-width="0.035cm" draw:marker-start-width="0.252cm" draw:marker-end-width="0.252cm" draw:fill-color="#afd095" draw:opacity="45%" draw:textarea-horizontal-align="justify" draw:textarea-vertical-align="middle" draw:auto-grow-height="false" fo:min-height="3.877cm" fo:min-width="14.74cm" loext:decorative="false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1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3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4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10" style:family="paragraph">
      <loext:graphic-properties draw:fill-color="#afd095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3" style:family="paragraph">
      <loext:graphic-properties draw:fill-color="#ffbf00" draw:opacity="45%"/>
      <style:paragraph-properties fo:text-align="center"/>
    </style:style>
    <style:style style:name="P14" style:family="paragraph">
      <loext:graphic-properties draw:fill-color="#afd095" draw:opacity="45%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11cm" svg:height="1.302cm" svg:x="3.065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411cm" svg:height="1.302cm" svg:x="12.369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1" draw:layer="layout" svg:width="15.725cm" svg:height="4.126cm" svg:x="22.272cm" svg:y="7.666cm" svg:viewBox="0 0 15726 4127" svg:d="M6418 1905h2857v-1905h6451v4127h-15240v-4127h5932zM0 4127v-4127h486v4127z">
          <text:p/>
        </draw:path>
        <draw:custom-shape draw:style-name="gr3" draw:text-style-name="P2" draw:layer="layout" svg:width="6.411cm" svg:height="1.588cm" svg:x="22.28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45cm" svg:height="1.588cm" svg:x="31.548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28.691cm" svg:y1="5.762cm" svg:x2="28.691cm" svg:y2="9.572cm">
          <text:p/>
        </draw:line>
        <draw:line draw:style-name="gr5" draw:text-style-name="P3" draw:layer="layout" svg:x1="31.548cm" svg:y1="5.762cm" svg:x2="31.548cm" svg:y2="9.572cm">
          <text:p/>
        </draw:line>
        <draw:custom-shape draw:style-name="gr6" draw:text-style-name="P4" draw:layer="layout" svg:width="0.317cm" svg:height="0.317cm" svg:x="23.711cm" svg:y="5.7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317cm" svg:height="0.317cm" svg:x="29.744cm" svg:y="9.253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317cm" svg:height="0.317cm" svg:x="35.776cm" svg:y="5.761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22.284cm" svg:y1="12.429cm" svg:x2="37.998cm" svg:y2="12.429cm">
          <text:p text:style-name="P5"/>
        </draw:line>
        <draw:frame draw:style-name="gr8" draw:text-style-name="P7" draw:layer="layout" svg:width="2.857cm" svg:height="0.821cm" svg:x="28.791cm" svg:y="12.561cm">
          <draw:text-box>
            <text:p text:style-name="P6">110 ft</text:p>
          </draw:text-box>
        </draw:frame>
        <draw:line draw:style-name="gr7" draw:text-style-name="P5" draw:layer="layout" svg:x1="38.477cm" svg:y1="7.667cm" svg:x2="38.477cm" svg:y2="11.794cm">
          <text:p/>
        </draw:line>
        <draw:frame draw:style-name="gr9" draw:text-style-name="P7" draw:layer="layout" svg:width="2.857cm" svg:height="0.821cm" svg:x="37.946cm" svg:y="9.245cm">
          <draw:text-box>
            <text:p text:style-name="P6">40 ft</text:p>
          </draw:text-box>
        </draw:frame>
        <draw:line draw:style-name="gr7" draw:text-style-name="P5" draw:layer="layout" svg:x1="32.231cm" svg:y1="7.667cm" svg:x2="32.231cm" svg:y2="9.572cm">
          <text:p/>
        </draw:line>
        <draw:frame draw:style-name="gr10" draw:text-style-name="P9" draw:layer="layout" svg:width="2.857cm" svg:height="0.821cm" svg:x="31.596cm" svg:y="8.192cm">
          <draw:text-box>
            <text:p text:style-name="P8">18 ft</text:p>
          </draw:text-box>
        </draw:frame>
        <draw:line draw:style-name="gr7" draw:text-style-name="P5" draw:layer="layout" svg:x1="32.231cm" svg:y1="6.079cm" svg:x2="32.231cm" svg:y2="7.667cm">
          <text:p/>
        </draw:line>
        <draw:frame draw:style-name="gr11" draw:text-style-name="P9" draw:layer="layout" svg:width="2.857cm" svg:height="0.821cm" svg:x="31.596cm" svg:y="6.397cm">
          <draw:text-box>
            <text:p text:style-name="P8">16 ft</text:p>
          </draw:text-box>
        </draw:frame>
        <draw:path draw:style-name="gr12" draw:text-style-name="P10" draw:layer="layout" svg:width="15.725cm" svg:height="2.878cm" svg:x="3.053cm" svg:y="9.867cm" svg:viewBox="0 0 15726 2879" svg:d="M6997 22h1588 635l6506-22v2879h-15240l-156-2857h6032zM0 2879l12-2857h318l156 2857z">
          <text:p/>
        </draw:path>
        <draw:custom-shape draw:style-name="gr3" draw:text-style-name="P2" draw:layer="layout" svg:width="6.411cm" svg:height="1.588cm" svg:x="3.061cm" svg:y="7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45cm" svg:height="1.588cm" svg:x="12.329cm" svg:y="7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9.472cm" svg:y1="6.715cm" svg:x2="9.472cm" svg:y2="10.525cm">
          <text:p/>
        </draw:line>
        <draw:line draw:style-name="gr5" draw:text-style-name="P3" draw:layer="layout" svg:x1="12.329cm" svg:y1="6.715cm" svg:x2="12.329cm" svg:y2="10.525cm">
          <text:p/>
        </draw:line>
        <draw:custom-shape draw:style-name="gr6" draw:text-style-name="P4" draw:layer="layout" svg:width="0.317cm" svg:height="0.317cm" svg:x="4.492cm" svg:y="6.713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317cm" svg:height="0.317cm" svg:x="10.525cm" svg:y="9.58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317cm" svg:height="0.317cm" svg:x="16.557cm" svg:y="6.71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5" draw:layer="layout" svg:x1="3.065cm" svg:y1="13.382cm" svg:x2="18.779cm" svg:y2="13.382cm">
          <text:p/>
        </draw:line>
        <draw:frame draw:style-name="gr14" draw:text-style-name="P11" draw:layer="layout" svg:width="2.857cm" svg:height="0.821cm" svg:x="9.572cm" svg:y="13.514cm">
          <draw:text-box>
            <text:p text:style-name="P6"><text:span text:style-name="T1">110 ft</text:span></text:p>
          </draw:text-box>
        </draw:frame>
        <draw:line draw:style-name="gr13" draw:text-style-name="P5" draw:layer="layout" svg:x1="13.012cm" svg:y1="8.62cm" svg:x2="13.012cm" svg:y2="9.889cm">
          <text:p/>
        </draw:line>
        <draw:frame draw:style-name="gr15" draw:text-style-name="P11" draw:layer="layout" svg:width="2.857cm" svg:height="0.821cm" svg:x="12.215cm" svg:y="8.837cm">
          <draw:text-box>
            <text:p text:style-name="P12">14 ft</text:p>
          </draw:text-box>
        </draw:frame>
        <draw:line draw:style-name="gr13" draw:text-style-name="P5" draw:layer="layout" svg:x1="13.012cm" svg:y1="7.032cm" svg:x2="13.012cm" svg:y2="8.62cm">
          <text:p/>
        </draw:line>
        <draw:frame draw:style-name="gr16" draw:text-style-name="P11" draw:layer="layout" svg:width="2.857cm" svg:height="0.821cm" svg:x="12.219cm" svg:y="7.35cm">
          <draw:text-box>
            <text:p text:style-name="P12">16 ft</text:p>
          </draw:text-box>
        </draw:frame>
        <draw:line draw:style-name="gr13" draw:text-style-name="P5" draw:layer="layout" svg:x1="11.403cm" svg:y1="9.889cm" svg:x2="11.403cm" svg:y2="12.764cm">
          <text:p/>
        </draw:line>
        <draw:frame draw:style-name="gr17" draw:text-style-name="P11" draw:layer="layout" svg:width="2.857cm" svg:height="0.821cm" svg:x="10.668cm" svg:y="11.059cm">
          <draw:text-box>
            <text:p text:style-name="P12">26 ft</text:p>
          </draw:text-box>
        </draw:frame>
        <draw:frame draw:style-name="gr18" draw:text-style-name="P11" draw:layer="layout" svg:width="2.857cm" svg:height="0.821cm" svg:x="11.755cm" svg:y="9.821cm">
          <draw:text-box>
            <text:p text:style-name="P12">4 ft</text:p>
          </draw:text-box>
        </draw:frame>
        <draw:line draw:style-name="gr19" draw:text-style-name="P3" draw:layer="layout" svg:x1="12.59cm" svg:y1="10.524cm" svg:x2="13.86cm" svg:y2="10.524cm">
          <text:p/>
        </draw:line>
        <draw:frame draw:style-name="gr20" draw:text-style-name="P7" draw:layer="layout" svg:width="3.175cm" svg:height="0.806cm" svg:x="24.293cm" svg:y="9.572cm">
          <draw:text-box>
            <text:p text:style-name="P6">K = 0.5 ft/d</text:p>
          </draw:text-box>
        </draw:frame>
        <draw:frame draw:style-name="gr21" draw:text-style-name="P11" draw:layer="layout" svg:width="3.175cm" svg:height="0.725cm" svg:x="4.653cm" svg:y="8.866cm">
          <draw:text-box>
            <text:p text:style-name="P12">Silt</text:p>
          </draw:text-box>
        </draw:frame>
        <draw:frame draw:style-name="gr22" draw:text-style-name="P11" draw:layer="layout" svg:width="3.175cm" svg:height="0.725cm" svg:x="4.653cm" svg:y="10.671cm">
          <draw:text-box>
            <text:p text:style-name="P12">Silty Clay</text:p>
          </draw:text-box>
        </draw:frame>
        <draw:line draw:style-name="gr13" draw:text-style-name="P5" draw:layer="layout" svg:x1="9.515cm" svg:y1="7.667cm" svg:x2="12.258cm" svg:y2="7.667cm">
          <text:p/>
        </draw:line>
        <draw:frame draw:style-name="gr23" draw:text-style-name="P11" draw:layer="layout" svg:width="2.857cm" svg:height="0.821cm" svg:x="9.416cm" svg:y="6.979cm">
          <draw:text-box>
            <text:p text:style-name="P12">24 ft</text:p>
          </draw:text-box>
        </draw:frame>
        <draw:frame draw:style-name="gr24" draw:text-style-name="P11" draw:layer="layout" svg:width="2.857cm" svg:height="0.821cm" svg:x="4.889cm" svg:y="7.248cm">
          <draw:text-box>
            <text:p text:style-name="P12">43 ft</text:p>
          </draw:text-box>
        </draw:frame>
        <draw:line draw:style-name="gr13" draw:text-style-name="P5" draw:layer="layout" svg:x1="3.065cm" svg:y1="7.967cm" svg:x2="9.415cm" svg:y2="7.967cm">
          <text:p/>
        </draw:line>
        <draw:custom-shape draw:style-name="gr25" draw:text-style-name="P13" draw:layer="layout" svg:width="6.411cm" svg:height="1.302cm" svg:x="3.065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6.411cm" svg:height="1.302cm" svg:x="12.369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6" draw:text-style-name="P14" draw:layer="layout" svg:width="15.725cm" svg:height="2.878cm" svg:x="3.053cm" svg:y="18.44cm" svg:viewBox="0 0 15726 2879" svg:d="M6997 22h1588 635l6506-22v2879h-15240l-156-2857h6032zM0 2879l12-2857h318l156 2857z">
          <text:p/>
        </draw:path>
        <draw:line draw:style-name="gr5" draw:text-style-name="P3" draw:layer="layout" svg:x1="9.472cm" svg:y1="15.288cm" svg:x2="9.472cm" svg:y2="19.098cm">
          <text:p/>
        </draw:line>
        <draw:line draw:style-name="gr5" draw:text-style-name="P3" draw:layer="layout" svg:x1="12.329cm" svg:y1="15.288cm" svg:x2="12.329cm" svg:y2="19.098cm">
          <text:p/>
        </draw:line>
        <draw:line draw:style-name="gr27" draw:text-style-name="P3" draw:layer="layout" svg:x1="3.042cm" svg:y1="21.32cm" svg:x2="18.765cm" svg:y2="21.32cm">
          <text:p/>
        </draw:line>
        <draw:line draw:style-name="gr28" draw:text-style-name="P3" draw:layer="layout" svg:x1="3.057cm" svg:y1="18.462cm" svg:x2="18.78cm" svg:y2="18.462cm">
          <text:p/>
        </draw:line>
        <draw:line draw:style-name="gr28" draw:text-style-name="P3" draw:layer="layout" svg:x1="3.089cm" svg:y1="17.192cm" svg:x2="9.49cm" svg:y2="17.192cm">
          <text:p/>
        </draw:line>
        <draw:line draw:style-name="gr28" draw:text-style-name="P3" draw:layer="layout" svg:x1="12.379cm" svg:y1="17.192cm" svg:x2="18.78cm" svg:y2="17.192cm">
          <text:p/>
        </draw:line>
        <draw:custom-shape draw:style-name="gr29" draw:text-style-name="P15" draw:layer="layout" svg:width="0.203cm" svg:height="0.203cm" svg:x="2.964cm" svg:y="17.0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2.964cm" svg:y="18.3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2.964cm" svg:y="21.1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9.364cm" svg:y="17.0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12.22cm" svg:y="17.0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18.648cm" svg:y="17.0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18.648cm" svg:y="18.3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18.648cm" svg:y="21.2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9.252cm" svg:y="18.3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12.108cm" svg:y="18.3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9.496cm" svg:y="18.3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12.352cm" svg:y="18.3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9.37cm" svg:y="19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draw:layer="layout" svg:width="0.203cm" svg:height="0.203cm" svg:x="12.226cm" svg:y="19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0" draw:text-style-name="P7" draw:layer="layout" svg:width="1.904cm" svg:height="0.821cm" svg:x="2.823cm" svg:y="16.371cm">
          <draw:text-box>
            <text:p text:style-name="P6"><text:span text:style-name="T1">(0,40)</text:span></text:p>
          </draw:text-box>
        </draw:frame>
        <draw:frame draw:style-name="gr31" draw:text-style-name="P7" draw:layer="layout" svg:width="1.904cm" svg:height="0.821cm" svg:x="2.823cm" svg:y="17.672cm">
          <draw:text-box>
            <text:p text:style-name="P6"><text:span text:style-name="T1">(0,26)</text:span></text:p>
          </draw:text-box>
        </draw:frame>
        <draw:frame draw:style-name="gr32" draw:text-style-name="P7" draw:layer="layout" svg:width="1.904cm" svg:height="0.821cm" svg:x="2.823cm" svg:y="20.573cm">
          <draw:text-box>
            <text:p text:style-name="P6"><text:span text:style-name="T1">(0,0)</text:span></text:p>
          </draw:text-box>
        </draw:frame>
        <draw:frame draw:style-name="gr33" draw:text-style-name="P7" draw:layer="layout" svg:width="2.595cm" svg:height="1.199cm" svg:x="7.332cm" svg:y="16.472cm">
          <draw:text-box>
            <text:p text:style-name="P6"><text:span text:style-name="T1">(43,40)</text:span></text:p>
          </draw:text-box>
        </draw:frame>
        <draw:frame draw:style-name="gr34" draw:text-style-name="P7" draw:layer="layout" svg:width="2.212cm" svg:height="1.199cm" svg:x="12.123cm" svg:y="16.473cm">
          <draw:text-box>
            <text:p text:style-name="P6"><text:span text:style-name="T1">(67,40)</text:span></text:p>
          </draw:text-box>
        </draw:frame>
        <draw:frame draw:style-name="gr35" draw:text-style-name="P7" draw:layer="layout" svg:width="2.47cm" svg:height="1.199cm" svg:x="16.557cm" svg:y="16.474cm">
          <draw:text-box>
            <text:p text:style-name="P6"><text:span text:style-name="T1">(110,40)</text:span></text:p>
          </draw:text-box>
        </draw:frame>
        <draw:frame draw:style-name="gr36" draw:text-style-name="P7" draw:layer="layout" svg:width="2.47cm" svg:height="1.199cm" svg:x="16.557cm" svg:y="17.775cm">
          <draw:text-box>
            <text:p text:style-name="P6"><text:span text:style-name="T1">(110,26)</text:span></text:p>
          </draw:text-box>
        </draw:frame>
        <draw:frame draw:style-name="gr37" draw:text-style-name="P7" draw:layer="layout" svg:width="1.904cm" svg:height="0.821cm" svg:x="17.123cm" svg:y="20.576cm">
          <draw:text-box>
            <text:p text:style-name="P6"><text:span text:style-name="T1">(0, 40)</text:span></text:p>
          </draw:text-box>
        </draw:frame>
        <draw:frame draw:style-name="gr38" draw:text-style-name="P7" draw:layer="layout" svg:width="2.529cm" svg:height="1.199cm" svg:x="12.123cm" svg:y="17.774cm">
          <draw:text-box>
            <text:p text:style-name="P6"><text:span text:style-name="T1">(67.2,26)</text:span></text:p>
          </draw:text-box>
        </draw:frame>
        <draw:frame draw:style-name="gr39" draw:text-style-name="P7" draw:layer="layout" svg:width="1.904cm" svg:height="0.821cm" svg:x="12.23cm" svg:y="18.911cm">
          <draw:text-box>
            <text:p text:style-name="P6"><text:span text:style-name="T1">(67,22</text:span><text:span text:style-name="T2">)</text:span></text:p>
          </draw:text-box>
        </draw:frame>
        <draw:frame draw:style-name="gr40" draw:text-style-name="P7" draw:layer="layout" svg:width="2.32cm" svg:height="1.199cm" svg:x="9.815cm" svg:y="19.134cm">
          <draw:text-box>
            <text:p text:style-name="P6"><text:span text:style-name="T1">(66.8,26)</text:span></text:p>
          </draw:text-box>
        </draw:frame>
        <draw:frame draw:style-name="gr41" draw:text-style-name="P7" draw:layer="layout" svg:width="2.472cm" svg:height="0.765cm" svg:x="9.423cm" svg:y="17.062cm">
          <draw:text-box>
            <text:p text:style-name="P6"><text:span text:style-name="T1">(43.2,26)</text:span></text:p>
          </draw:text-box>
        </draw:frame>
        <draw:frame draw:style-name="gr42" draw:text-style-name="P7" draw:layer="layout" svg:width="2.222cm" svg:height="1.28cm" svg:x="7.55cm" svg:y="18.911cm">
          <draw:text-box>
            <text:p text:style-name="P6"><text:span text:style-name="T1">(43,22</text:span><text:span text:style-name="T2">)</text:span></text:p>
          </draw:text-box>
        </draw:frame>
        <draw:frame draw:style-name="gr43" draw:text-style-name="P7" draw:layer="layout" svg:width="2.377cm" svg:height="1.199cm" svg:x="7.35cm" svg:y="17.768cm">
          <draw:text-box>
            <text:p text:style-name="P6"><text:span text:style-name="T1">(42.8,26)</text:span></text:p>
          </draw:text-box>
        </draw:frame>
        <draw:line draw:style-name="gr44" draw:text-style-name="P3" draw:layer="layout" svg:x1="10.41cm" svg:y1="17.689cm" svg:x2="9.775cm" svg:y2="18.324cm">
          <text:p/>
        </draw:line>
        <draw:line draw:style-name="gr44" draw:text-style-name="P3" draw:layer="layout" svg:x1="11.398cm" svg:y1="19.277cm" svg:x2="12.033cm" svg:y2="18.64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7 20 13" svg:d="M0 20l10-13 10 13z"/>
    <draw:marker draw:name="Arrowheads_20_5" draw:display-name="Arrowheads 5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3:46:13.213510246</meta:creation-date>
    <dc:date>2026-02-05T08:54:46.014347546</dc:date>
    <meta:editing-duration>PT18H57M37S</meta:editing-duration>
    <meta:editing-cycles>18</meta:editing-cycles>
    <meta:generator>LibreOffice/24.8.3.2$MacOSX_X86_64 LibreOffice_project/48a6bac9e7e268aeb4c3483fcf825c94556d9f92</meta:generator>
    <meta:document-statistic meta:object-count="82"/>
  </office:meta>
</office:document-meta>
</file>